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53cm"/>
    </style:style>
    <style:style style:name="co2" style:family="table-column">
      <style:table-column-properties fo:break-before="auto" style:column-width="5.789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2" style:family="table-cell" style:parent-style-name="Accent_20_1">
      <style:table-cell-properties fo:border="0.06pt solid #000000"/>
      <style:text-properties style:font-name="DejaVu Sans Condensed2" style:font-weight-asian="bold" style:font-weight-complex="bold"/>
    </style:style>
    <style:style style:name="ce3" style:family="table-cell" style:parent-style-name="Neutral">
      <style:table-cell-properties fo:border="0.06pt solid #000000"/>
      <style:text-properties style:font-name="DejaVu Sans Condensed2"/>
    </style:style>
    <style:style style:name="ce4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/>
    </style:style>
    <style:style style:name="ce5" style:family="table-cell" style:parent-style-name="Accent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6" style:family="table-cell" style:parent-style-name="Neutral">
      <style:table-cell-properties fo:border="0.99pt outset #000000"/>
      <style:text-properties style:font-name="DejaVu Sans Condensed2"/>
    </style:style>
    <style:style style:name="ce7" style:family="table-cell" style:parent-style-name="Heading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fo:font-weight="bold" style:font-weight-asian="bold" style:font-weight-complex="bold"/>
    </style:style>
    <style:style style:name="ce13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Condensed2" style:font-weight-asian="bold" style:font-weight-complex="bold"/>
    </style:style>
    <style:style style:name="ce9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DejaVu Sans Condensed2" style:font-weight-asian="bold" style:font-weight-complex="bold"/>
    </style:style>
    <style:style style:name="ce15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 Condensed2" style:font-weight-asian="bold" style:font-weight-complex="bold"/>
    </style:style>
    <style:style style:name="ce16" style:family="table-cell" style:parent-style-name="Neutral">
      <style:table-cell-properties style:text-align-source="fix" style:repeat-content="false" fo:wrap-option="wrap"/>
      <style:paragraph-properties fo:text-align="center" fo:margin-left="0cm"/>
      <style:text-properties style:font-name="DejaVu Sans Condensed2" style:font-weight-asian="bold" style:font-weight-complex="bold"/>
    </style:style>
    <style:style style:name="ce18" style:family="table-cell" style:parent-style-name="Default">
      <style:text-properties style:font-name="DejaVu Sans Condensed2"/>
    </style:style>
    <style:style style:name="ce22" style:family="table-cell" style:parent-style-name="Neutral">
      <style:text-properties style:font-name="DejaVu Sans Condensed2"/>
    </style:style>
    <style:style style:name="ce37" style:family="table-cell" style:parent-style-name="Accent_20_2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8" style:family="table-cell" style:parent-style-name="Neutral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9" style:family="table-cell" style:parent-style-name="Accent_20_2">
      <style:table-cell-properties fo:border-bottom="0.06pt solid #000000" style:cell-protect="none" style:print-content="true" fo:border-left="0.06pt solid #000000" fo:border-right="none" fo:border-top="0.06pt solid #000000"/>
      <style:text-properties style:font-weight-asian="bold" style:font-weight-complex="bold"/>
    </style:style>
    <style:style style:name="ce40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0.353cm"/>
      <style:text-properties style:font-name="DejaVu Sans Condensed2" style:font-weight-asian="normal" style:font-weight-complex="normal"/>
    </style:style>
    <style:style style:name="ce41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0.353cm"/>
      <style:text-properties style:text-outline="false" style:text-line-through-style="none" style:text-line-through-type="none" style:font-name="DejaVu Sans Condensed2" fo:language="en" fo:country="GB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Accent_20_2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43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0.353cm"/>
      <style:text-properties style:font-name="DejaVu Sans Condensed2"/>
    </style:style>
    <style:style style:name="ce44" style:family="table-cell" style:parent-style-name="Neutral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34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2"/>
    </style:style>
    <style:style style:name="ce35" style:family="table-cell" style:parent-style-name="Accent_20_2">
      <style:table-cell-properties fo:border-bottom="0.06pt solid #000000" fo:background-color="#ff0000" fo:border-left="0.06pt solid #000000" fo:border-right="none" fo:border-top="0.06pt solid #000000"/>
      <style:text-properties style:font-name="DejaVu Sans Condensed2" style:font-weight-asian="bold" style:font-weight-complex="bold"/>
    </style:style>
    <style:style style:name="ce36" style:family="table-cell" style:parent-style-name="Accent_20_3">
      <style:table-cell-properties fo:background-color="#ff0000" style:text-align-source="fix" style:repeat-content="false" fo:border="0.06pt solid #000000"/>
      <style:paragraph-properties fo:text-align="start" fo:margin-left="0.353cm"/>
      <style:text-properties style:font-name="DejaVu Sans Condensed2"/>
    </style:style>
    <style:style style:name="ce45" style:family="table-cell" style:parent-style-name="Accent_20_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6" style:family="table-cell" style:parent-style-name="Accent_20_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4" style:family="table-cell" style:parent-style-name="Accent_20_3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6" style:family="table-cell" style:parent-style-name="Accent_20_3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start" fo:margin-left="0cm"/>
    </style:style>
    <style:style style:name="ce58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weight-asian="bold" style:font-weight-complex="bold"/>
    </style:style>
    <style:style style:name="ce61" style:family="table-cell" style:parent-style-name="Accent_20_3">
      <style:table-cell-properties style:text-align-source="fix" style:repeat-content="false" fo:border="0.06pt solid #000000"/>
      <style:paragraph-properties fo:text-align="start" fo:margin-left="0.353cm"/>
      <style:text-properties style:font-name="DejaVu Sans Condensed2"/>
    </style:style>
    <style:style style:name="ce63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2" style:font-size-asian="10pt" style:font-size-complex="10pt"/>
    </style:style>
    <style:style style:name="ce50" style:family="table-cell" style:parent-style-name="Neutral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2" style:font-size-asian="10pt" style:font-size-complex="10pt"/>
    </style:style>
    <style:style style:name="ce68" style:family="table-cell" style:parent-style-name="Accent_20_2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DejaVu Sans Condensed2" style:font-weight-asian="bold" style:font-weight-complex="bold"/>
    </style:style>
    <style:style style:name="ce70" style:family="table-cell" style:parent-style-name="Accent_20_2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weight-asian="bold" style:font-weight-complex="bold"/>
    </style:style>
    <style:style style:name="ce71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2" style:font-weight-asian="normal" style:font-weight-complex="normal"/>
    </style:style>
    <style:style style:name="ce72" style:family="table-cell" style:parent-style-name="Accent_20_2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Condensed2" style:font-weight-asian="bold" style:font-weight-complex="bold"/>
    </style:style>
    <style:style style:name="ce113" style:family="table-cell" style:parent-style-name="Accent_20_2">
      <style:table-cell-properties style:text-align-source="fix" style:repeat-content="false" fo:border="0.06pt solid #000000"/>
      <style:paragraph-properties fo:text-align="center" fo:margin-left="0cm"/>
      <style:text-properties style:font-name="DejaVu Sans Condensed2" style:font-weight-asian="normal" style:font-weight-complex="normal"/>
    </style:style>
    <style:style style:name="ce74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2"/>
    </style:style>
    <style:style style:name="ce116" style:family="table-cell" style:parent-style-name="Neutral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.353cm"/>
      <style:text-properties style:font-name="DejaVu Sans Condensed2"/>
    </style:style>
    <style:style style:name="ce121" style:family="table-cell" style:parent-style-name="Accent_20_2">
      <style:table-cell-properties fo:border-bottom="0.06pt solid #000000" style:cell-protect="none" style:print-content="true" fo:border-left="none" fo:border-right="none" fo:border-top="0.06pt solid #000000"/>
    </style:style>
    <style:style style:name="ce78" style:family="table-cell" style:parent-style-name="Accent_20_2">
      <style:table-cell-properties fo:border-bottom="none" fo:background-color="#ff0000" style:cell-protect="none" style:print-content="true" fo:border-left="0.06pt solid #000000" fo:border-right="none" fo:border-top="0.06pt solid #000000"/>
    </style:style>
    <style:style style:name="ce80" style:family="table-cell" style:parent-style-name="Neutral">
      <style:table-cell-properties fo:border-bottom="none" fo:background-color="#ff0000" style:cell-protect="none" style:print-content="true" fo:border-left="0.06pt solid #000000" fo:border-right="none" fo:border-top="none"/>
      <style:text-properties style:font-name="DejaVu Sans Condensed2"/>
    </style:style>
    <style:style style:name="ce81" style:family="table-cell" style:parent-style-name="Neutral">
      <style:table-cell-properties fo:border-bottom="0.06pt solid #000000" fo:background-color="#ff0000" style:cell-protect="none" style:print-content="true" fo:border-left="0.06pt solid #000000" fo:border-right="none" fo:border-top="none"/>
      <style:text-properties style:font-name="DejaVu Sans Condensed2"/>
    </style:style>
    <style:style style:name="ce82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</style:style>
    <style:style style:name="ce88" style:family="table-cell" style:parent-style-name="Neutral">
      <style:table-cell-properties fo:background-color="#ff0000" style:cell-protect="none" style:print-content="true" fo:border="none"/>
    </style:style>
    <style:style style:name="ce90" style:family="table-cell" style:parent-style-name="Neutral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2"/>
    </style:style>
    <style:style style:name="ce91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2"/>
    </style:style>
    <style:style style:name="ce134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start" fo:margin-left="0.353cm"/>
      <style:text-properties style:font-name="DejaVu Sans Condensed2"/>
    </style:style>
    <style:style style:name="ce126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2"/>
    </style:style>
    <style:style style:name="ce135" style:family="table-cell" style:parent-style-name="Neutral">
      <style:table-cell-properties style:cell-protect="none" style:print-content="true" fo:border="none"/>
      <style:text-properties style:font-name="DejaVu Sans Condensed2"/>
    </style:style>
    <style:style style:name="ce97" style:family="table-cell" style:parent-style-name="Accent_20_2">
      <style:table-cell-properties fo:border-bottom="none" fo:background-color="#ff0000" style:cell-protect="none" style:print-content="true" fo:border-left="none" fo:border-right="none" fo:border-top="0.06pt solid #000000"/>
    </style:style>
    <style:style style:name="ce99" style:family="table-cell" style:parent-style-name="Neutral">
      <style:table-cell-properties fo:background-color="#ff0000" style:cell-protect="none" style:print-content="true" fo:border="none"/>
      <style:text-properties style:font-name="DejaVu Sans Condensed2"/>
    </style:style>
    <style:style style:name="ce100" style:family="table-cell" style:parent-style-name="Neutral">
      <style:table-cell-properties fo:border-bottom="0.06pt solid #000000" fo:background-color="#ff0000" style:cell-protect="none" style:print-content="true" fo:border-left="none" fo:border-right="none" fo:border-top="none"/>
      <style:text-properties style:font-name="DejaVu Sans Condensed2"/>
    </style:style>
    <style:style style:name="ce101" style:family="table-cell" style:parent-style-name="Neutral">
      <style:table-cell-properties fo:border-bottom="0.06pt solid #000000" style:cell-protect="none" style:print-content="true" fo:border-left="none" fo:border-right="none" fo:border-top="0.06pt solid #000000"/>
    </style:style>
    <style:style style:name="ce102" style:family="table-cell" style:parent-style-name="Good">
      <style:table-cell-properties fo:background-color="#5eb91e" style:cell-protect="none" style:print-content="true" fo:border="1.05pt solid #000000"/>
      <style:text-properties style:font-name="DejaVu Sans Condensed2"/>
    </style:style>
    <style:style style:name="ce107" style:family="table-cell" style:parent-style-name="Good">
      <style:table-cell-properties fo:background-color="#5eb91e" style:cell-protect="none" style:print-content="true" style:text-align-source="fix" style:repeat-content="false" fo:border="1.05pt solid #000000"/>
      <style:paragraph-properties fo:text-align="start" fo:margin-left="0.353cm"/>
      <style:text-properties style:font-name="DejaVu Sans Condensed2"/>
    </style:style>
    <style:style style:name="ce109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2"/>
    </style:style>
    <style:style style:name="ce146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0.353cm"/>
      <style:text-properties style:font-name="DejaVu Sans Condensed2"/>
    </style:style>
    <style:style style:name="ce114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115" style:family="table-cell" style:parent-style-name="Neutral">
      <style:table-cell-properties fo:border-bottom="0.06pt solid #000000" style:cell-protect="none" style:print-content="true" fo:border-left="none" fo:border-right="0.06pt solid #000000" fo:border-top="none"/>
      <style:text-properties style:font-name="DejaVu Sans Condensed2"/>
    </style:style>
    <style:style style:name="ce117" style:family="table-cell" style:parent-style-name="Good">
      <style:table-cell-properties fo:border-bottom="1.05pt solid #000000" style:cell-protect="none" style:print-content="true" fo:border-left="1.05pt solid #000000" fo:border-right="none" fo:border-top="1.05pt solid #000000"/>
      <style:text-properties style:font-name="DejaVu Sans Condensed2"/>
    </style:style>
    <style:style style:name="ce119" style:family="table-cell" style:parent-style-name="Good">
      <style:table-cell-properties fo:border-bottom="0.06pt solid #000000" fo:background-color="#5eb91e" style:cell-protect="none" style:print-content="true" fo:border-left="0.06pt solid #000000" fo:border-right="none" fo:border-top="0.06pt solid #000000"/>
      <style:text-properties style:font-name="DejaVu Sans Condensed2"/>
    </style:style>
    <style:style style:name="ce124" style:family="table-cell" style:parent-style-name="Good">
      <style:table-cell-properties fo:border-bottom="1.05pt solid #000000" style:cell-protect="none" style:print-content="true" fo:border-left="none" fo:border-right="none" fo:border-top="1.05pt solid #000000"/>
      <style:text-properties style:font-name="DejaVu Sans Condensed2"/>
    </style:style>
    <style:style style:name="ce127" style:family="table-cell" style:parent-style-name="Good">
      <style:table-cell-properties fo:border-bottom="0.06pt solid #000000" fo:background-color="#5eb91e" style:cell-protect="none" style:print-content="true" fo:border-left="none" fo:border-right="none" fo:border-top="0.06pt solid #000000"/>
      <style:text-properties style:font-name="DejaVu Sans Condensed2"/>
    </style:style>
    <style:style style:name="ce128" style:family="table-cell" style:parent-style-name="Good">
      <style:table-cell-properties fo:border-bottom="0.06pt solid #000000" fo:background-color="#5eb91e" style:cell-protect="none" style:print-content="true" fo:border-left="none" fo:border-right="0.06pt solid #000000" fo:border-top="0.06pt solid #000000"/>
      <style:text-properties style:font-name="DejaVu Sans Condensed2"/>
    </style:style>
    <style:style style:name="ce131" style:family="table-cell" style:parent-style-name="Neutral">
      <style:table-cell-properties fo:border-bottom="0.06pt solid #000000" fo:background-color="#eceff1" style:cell-protect="none" style:print-content="true" fo:border-left="none" fo:border-right="0.06pt solid #000000" fo:border-top="0.06pt solid #000000"/>
      <style:text-properties style:font-name="DejaVu Sans Condensed2"/>
    </style:style>
    <style:style style:name="ce136" style:family="table-cell" style:parent-style-name="Good">
      <style:table-cell-properties fo:background-color="#ff0000" style:cell-protect="none" style:print-content="true" fo:border="none"/>
      <style:text-properties style:font-name="DejaVu Sans Condensed2"/>
    </style:style>
    <style:style style:name="ce147" style:family="table-cell" style:parent-style-name="Good">
      <style:table-cell-properties fo:border-bottom="0.06pt solid #000000" fo:background-color="#ff0000" style:cell-protect="none" style:print-content="true" fo:border-left="none" fo:border-right="none" fo:border-top="none"/>
      <style:text-properties style:font-name="DejaVu Sans Condensed2"/>
    </style:style>
    <style:style style:name="ce149" style:family="table-cell" style:parent-style-name="Neutral">
      <style:table-cell-properties fo:border-bottom="0.06pt solid #000000" fo:border-left="0.06pt solid #000000" fo:border-right="none" fo:border-top="0.06pt solid #000000"/>
      <style:text-properties style:font-name="DejaVu Sans Condensed2"/>
    </style:style>
    <style:style style:name="ce150" style:family="table-cell" style:parent-style-name="Good">
      <style:table-cell-properties fo:border-bottom="1.05pt solid #000000" style:cell-protect="none" style:print-content="true" fo:border-left="none" fo:border-right="1.05pt solid #000000" fo:border-top="1.05pt solid #000000"/>
      <style:text-properties style:font-name="DejaVu Sans Condensed2"/>
    </style:style>
    <style:style style:name="ce151" style:family="table-cell" style:parent-style-name="Neutral">
      <style:table-cell-properties fo:border-bottom="0.06pt solid #000000" fo:background-color="#5eb91e" style:cell-protect="none" style:print-content="true" fo:border-left="none" fo:border-right="none" fo:border-top="0.06pt solid #000000"/>
    </style:style>
    <style:style style:name="ce152" style:family="table-cell" style:parent-style-name="Neutral">
      <style:table-cell-properties fo:border-bottom="0.06pt solid #000000" fo:background-color="#5eb91e" fo:border-left="none" fo:border-right="none" fo:border-top="0.06pt solid #000000"/>
      <style:text-properties style:font-name="DejaVu Sans Condensed2"/>
    </style:style>
    <style:style style:name="ce153" style:family="table-cell" style:parent-style-name="Neutral">
      <style:table-cell-properties fo:border-bottom="0.06pt solid #000000" fo:border-left="none" fo:border-right="none" fo:border-top="0.06pt solid #000000"/>
      <style:text-properties style:font-name="DejaVu Sans Condensed2"/>
    </style:style>
    <style:style style:name="ce154" style:family="table-cell" style:parent-style-name="Good">
      <style:table-cell-properties fo:border-bottom="0.06pt solid #000000" fo:background-color="#eceff1" style:cell-protect="none" style:print-content="true" fo:border-left="0.06pt solid #000000" fo:border-right="none" fo:border-top="0.06pt solid #000000"/>
    </style:style>
    <style:style style:name="ce156" style:family="table-cell" style:parent-style-name="Good">
      <style:table-cell-properties fo:background-color="#ff0000" style:cell-protect="none" style:print-content="true" fo:border="none"/>
    </style:style>
    <style:style style:name="ce157" style:family="table-cell" style:parent-style-name="Neutral">
      <style:table-cell-properties fo:border-bottom="0.06pt solid #000000" fo:background-color="#5eb91e" style:cell-protect="none" style:print-content="true" fo:border-left="none" fo:border-right="none" fo:border-top="0.06pt solid #000000"/>
      <style:text-properties style:font-name="DejaVu Sans Condensed2"/>
    </style:style>
    <style:style style:name="ce158" style:family="table-cell" style:parent-style-name="Good">
      <style:table-cell-properties fo:border-bottom="0.06pt solid #000000" fo:background-color="#eceff1" style:cell-protect="none" style:print-content="true" fo:border-left="none" fo:border-right="none" fo:border-top="0.06pt solid #000000"/>
      <style:text-properties style:font-name="DejaVu Sans Condensed2"/>
    </style:style>
    <style:style style:name="ce164" style:family="table-cell" style:parent-style-name="Neutral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63" style:family="table-cell" style:parent-style-name="Neutral">
      <style:table-cell-properties fo:border-bottom="0.06pt solid #000000" fo:border-left="none" fo:border-right="0.06pt solid #000000" fo:border-top="0.06pt solid #000000"/>
      <style:text-properties style:font-name="DejaVu Sans Condensed2"/>
    </style:style>
    <style:style style:name="ce165" style:family="table-cell" style:parent-style-name="Accent_20_2">
      <style:table-cell-properties fo:border-bottom="0.06pt solid #000000" fo:border-left="none" fo:border-right="none" fo:border-top="0.06pt solid #000000"/>
    </style:style>
    <style:style style:name="ce167" style:family="table-cell" style:parent-style-name="Accent_20_2">
      <style:table-cell-properties fo:border-bottom="none" fo:background-color="#ff0000" fo:border-left="none" fo:border-right="none" fo:border-top="0.06pt solid #000000"/>
    </style:style>
    <style:style style:name="ce168" style:family="table-cell" style:parent-style-name="Neutral">
      <style:table-cell-properties fo:background-color="#ff0000" fo:border="none"/>
      <style:text-properties style:font-name="DejaVu Sans Condensed2"/>
    </style:style>
    <style:style style:name="ce170" style:family="table-cell" style:parent-style-name="Neutral">
      <style:table-cell-properties fo:border-bottom="0.06pt solid #000000" fo:background-color="#ff0000" fo:border-left="none" fo:border-right="none" fo:border-top="none"/>
      <style:text-properties style:font-name="DejaVu Sans Condensed2"/>
    </style:style>
    <style:style style:name="ce171" style:family="table-cell" style:parent-style-name="Neutral">
      <style:table-cell-properties fo:border-bottom="0.06pt solid #000000" fo:border-left="none" fo:border-right="0.06pt solid #000000" fo:border-top="0.06pt solid #000000"/>
    </style:style>
    <style:style style:name="ce172" style:family="table-cell" style:parent-style-name="Neutral">
      <style:table-cell-properties fo:background-color="#ff0000" fo:border="none"/>
    </style:style>
    <style:style style:name="ce173" style:family="table-cell" style:parent-style-name="Neutral">
      <style:table-cell-properties fo:border-bottom="0.06pt solid #000000" fo:background-color="#5eb91e" fo:border-left="none" fo:border-right="0.06pt solid #000000" fo:border-top="0.06pt solid #000000"/>
      <style:text-properties style:font-name="DejaVu Sans Condensed2"/>
    </style:style>
    <style:style style:name="ce179" style:family="table-cell" style:parent-style-name="Neutral">
      <style:table-cell-properties fo:border-bottom="0.06pt solid #000000" fo:border-left="none" fo:border-right="none" fo:border-top="none"/>
      <style:text-properties style:font-name="DejaVu Sans Condensed2"/>
    </style:style>
    <style:style style:name="ce174" style:family="table-cell" style:parent-style-name="Accent_20_2">
      <style:table-cell-properties fo:border-bottom="0.06pt solid #000000" fo:border-left="none" fo:border-right="0.06pt solid #000000" fo:border-top="0.06pt solid #000000"/>
    </style:style>
    <style:style style:name="ce184" style:family="table-cell" style:parent-style-name="Neutral">
      <style:table-cell-properties fo:border-bottom="0.06pt solid #000000" fo:border-left="none" fo:border-right="none" fo:border-top="0.06pt solid #000000"/>
    </style:style>
    <style:style style:name="ce185" style:family="table-cell" style:parent-style-name="Good">
      <style:table-cell-properties fo:background-color="transparent" fo:border="1.05pt solid #000000"/>
      <style:text-properties style:font-name="DejaVu Sans Condensed2"/>
    </style:style>
    <style:style style:name="ce186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ff3838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81" style:family="table-cell" style:parent-style-name="Accent_20_2">
      <style:table-cell-properties fo:border-bottom="0.06pt solid #000000" fo:border-left="0.06pt solid #000000" fo:border-right="none" fo:border-top="0.06pt solid #000000"/>
    </style:style>
    <style:style style:name="ce189" style:family="table-cell" style:parent-style-name="Neutral">
      <style:table-cell-properties fo:border-bottom="0.06pt solid #000000" fo:background-color="#5eb91e" style:cell-protect="none" style:print-content="true" fo:border-left="none" fo:border-right="0.06pt solid #000000" fo:border-top="0.06pt solid #000000"/>
      <style:text-properties style:font-name="DejaVu Sans Condensed2"/>
    </style:style>
    <style:style style:name="ce190" style:family="table-cell" style:parent-style-name="Good">
      <style:table-cell-properties fo:background-color="#5eb91e" style:cell-protect="none" style:print-content="true" fo:border="0.06pt solid #000000"/>
      <style:text-properties style:font-name="DejaVu Sans Condensed2"/>
    </style:style>
    <style:style style:name="ce191" style:family="table-cell" style:parent-style-name="Neutral">
      <style:table-cell-properties fo:background-color="#5eb91e" style:cell-protect="none" style:print-content="true" fo:border="0.06pt solid #000000"/>
      <style:text-properties style:font-name="DejaVu Sans Condensed2"/>
    </style:style>
    <style:style style:name="ce192" style:family="table-cell" style:parent-style-name="Good">
      <style:table-cell-properties fo:border-bottom="0.06pt solid #000000" fo:background-color="#eceff1" style:cell-protect="none" style:print-content="true" fo:border-left="0.06pt solid #000000" fo:border-right="none" fo:border-top="0.06pt solid #000000"/>
      <style:text-properties style:font-name="DejaVu Sans Condensed2"/>
    </style:style>
    <style:style style:name="ce193" style:family="table-cell" style:parent-style-name="Default">
      <style:table-cell-properties fo:border-bottom="0.06pt solid #000000" fo:background-color="#5eb91e" fo:border-left="0.06pt solid #000000" fo:border-right="none" fo:border-top="0.06pt solid #000000"/>
    </style:style>
    <style:style style:name="ce194" style:family="table-cell" style:parent-style-name="Default">
      <style:table-cell-properties fo:border-bottom="0.06pt solid #000000" fo:border-left="none" fo:border-right="none" fo:border-top="0.06pt solid #000000"/>
    </style:style>
    <style:style style:name="ce182" style:family="table-cell" style:parent-style-name="Accent_20_2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198" style:family="table-cell" style:parent-style-name="Accent_20_2">
      <style:table-cell-properties fo:border-bottom="none" fo:background-color="#ff0000" style:cell-protect="none" style:print-content="true" fo:border-left="none" fo:border-right="0.06pt solid #000000" fo:border-top="0.06pt solid #000000"/>
    </style:style>
    <style:style style:name="ce199" style:family="table-cell" style:parent-style-name="Neutral">
      <style:table-cell-properties fo:border-bottom="none" fo:background-color="#ff0000" style:cell-protect="none" style:print-content="true" fo:border-left="none" fo:border-right="0.06pt solid #000000" fo:border-top="none"/>
      <style:text-properties style:font-name="DejaVu Sans Condensed2"/>
    </style:style>
    <style:style style:name="ce200" style:family="table-cell" style:parent-style-name="Neutral">
      <style:table-cell-properties fo:border-bottom="0.06pt solid #000000" fo:background-color="#ff0000" style:cell-protect="none" style:print-content="true" fo:border-left="none" fo:border-right="0.06pt solid #000000" fo:border-top="none"/>
      <style:text-properties style:font-name="DejaVu Sans Condensed2"/>
    </style:style>
    <style:style style:name="ce27" style:family="table-cell" style:parent-style-name="Default">
      <style:text-properties style:font-name="DejaVu Sans Condensed2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2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7" table:default-cell-style-name="ce22"/>
        <table:table-column table:style-name="co5" table:number-columns-repeated="34" table:default-cell-style-name="ce22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14"/>
        </table:table-row>
        <table:table-row table:style-name="ro1">
          <table:covered-table-cell table:number-columns-repeated="2" table:style-name="ce2"/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27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7">
            <text:p>Research</text:p>
          </table:table-cell>
          <table:table-cell table:style-name="ce37" office:value-type="string" calcext:value-type="string">
            <text:p>Rules of Poker</text:p>
          </table:table-cell>
          <table:table-cell table:style-name="ce74"/>
          <table:table-cell table:style-name="ce90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4"/>
          <table:table-cell table:style-name="ce179"/>
          <table:table-cell table:style-name="ce186" office:value-type="string" calcext:value-type="string" table:number-columns-spanned="2" table:number-rows-spanned="7">
            <text:p>Exam Period</text:p>
          </table:table-cell>
          <table:covered-table-cell table:style-name="ce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rameworks</text:p>
          </table:table-cell>
          <table:table-cell table:style-name="ce74"/>
          <table:table-cell table:style-name="ce90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79"/>
          <table:covered-table-cell table:number-columns-repeated="2" table:style-name="ce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easibility</text:p>
          </table:table-cell>
          <table:table-cell table:style-name="ce116"/>
          <table:table-cell table:style-name="ce134"/>
          <table:table-cell table:style-name="ce107"/>
          <table:table-cell table:style-name="ce146"/>
          <table:table-cell table:style-name="ce134"/>
          <table:table-cell table:style-name="ce90" table:number-columns-repeated="2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79"/>
          <table:covered-table-cell table:number-columns-repeated="2" table:style-name="ce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Server Hosting</text:p>
          </table:table-cell>
          <table:table-cell table:style-name="ce74"/>
          <table:table-cell table:style-name="ce90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79"/>
          <table:covered-table-cell table:number-columns-repeated="2" table:style-name="ce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Randomness</text:p>
          </table:table-cell>
          <table:table-cell table:style-name="ce74"/>
          <table:table-cell table:style-name="ce90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79"/>
          <table:covered-table-cell table:number-columns-repeated="2" table:style-name="ce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Market</text:p>
          </table:table-cell>
          <table:table-cell table:style-name="ce74"/>
          <table:table-cell table:style-name="ce90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79"/>
          <table:covered-table-cell table:number-columns-repeated="2" table:style-name="ce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Planning</text:p>
          </table:table-cell>
          <table:table-cell table:style-name="ce74"/>
          <table:table-cell table:style-name="ce90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79"/>
          <table:covered-table-cell table:number-columns-repeated="2" table:style-name="ce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Research Complete</text:p>
          </table:table-cell>
          <table:covered-table-cell table:style-name="ce38"/>
          <table:covered-table-cell table:style-name="ce74"/>
          <table:covered-table-cell table:number-columns-repeated="2" table:style-name="ce90"/>
          <table:covered-table-cell table:style-name="ce109"/>
          <table:covered-table-cell table:number-columns-repeated="3" table:style-name="ce90"/>
          <table:covered-table-cell table:style-name="ce109"/>
          <table:covered-table-cell table:style-name="ce74"/>
          <table:covered-table-cell table:number-columns-repeated="2" table:style-name="ce90"/>
          <table:covered-table-cell table:style-name="ce163"/>
          <table:covered-table-cell table:style-name="ce179"/>
          <table:covered-table-cell table:number-columns-repeated="2" table:style-name="ce3"/>
          <table:covered-table-cell table:style-name="ce109"/>
          <table:covered-table-cell table:number-columns-repeated="3" table:style-name="ce90"/>
          <table:covered-table-cell table:style-name="ce109"/>
          <table:covered-table-cell table:number-columns-repeated="3" table:style-name="ce90"/>
          <table:covered-table-cell table:style-name="ce109"/>
          <table:covered-table-cell table:number-columns-repeated="3" table:style-name="ce90"/>
          <table:covered-table-cell table:style-name="ce109"/>
          <table:table-cell table:style-name="ce27" table:number-columns-repeated="34"/>
        </table:table-row>
        <table:table-row table:style-name="ro1">
          <table:table-cell table:style-name="ce5" office:value-type="string" calcext:value-type="string" table:number-columns-spanned="1" table:number-rows-spanned="8">
            <text:p>Planning</text:p>
          </table:table-cell>
          <table:table-cell table:style-name="ce39" office:value-type="string" calcext:value-type="string">
            <text:p>Documents</text:p>
          </table:table-cell>
          <table:table-cell table:style-name="ce121" table:number-columns-repeated="11"/>
          <table:table-cell table:style-name="ce165"/>
          <table:table-cell table:style-name="ce174"/>
          <table:table-cell table:style-name="ce186" office:value-type="string" calcext:value-type="string" table:number-columns-spanned="2" table:number-rows-spanned="8">
            <text:p>Exam Period</text:p>
          </table:table-cell>
          <table:covered-table-cell table:style-name="ce18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0" office:value-type="string" calcext:value-type="string">
            <text:p>Vision and Scope</text:p>
          </table:table-cell>
          <table:table-cell table:style-name="ce74"/>
          <table:table-cell table:style-name="ce126"/>
          <table:table-cell table:style-name="ce90"/>
          <table:table-cell table:style-name="ce102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style-name="ce153"/>
          <table:covered-table-cell table:style-name="ce16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6"/>
          <table:table-cell table:style-name="ce41" office:value-type="string" calcext:value-type="string">
            <text:p><text:span text:style-name="T2">Specification</text:span></text:p>
          </table:table-cell>
          <table:table-cell table:style-name="ce74"/>
          <table:table-cell table:style-name="ce135"/>
          <table:table-cell table:style-name="ce90"/>
          <table:table-cell table:style-name="ce102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style-name="ce153"/>
          <table:covered-table-cell table:style-name="ce16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Wireframes</text:p>
          </table:table-cell>
          <table:table-cell table:style-name="ce74"/>
          <table:table-cell table:style-name="ce90" table:number-columns-repeated="2"/>
          <table:table-cell table:style-name="ce102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style-name="ce153"/>
          <table:covered-table-cell table:style-name="ce16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Code-style Guide</text:p>
          </table:table-cell>
          <table:table-cell table:style-name="ce74"/>
          <table:table-cell table:style-name="ce90" table:number-columns-repeated="2"/>
          <table:table-cell table:style-name="ce102" table:number-columns-repeated="2"/>
          <table:table-cell table:style-name="ce90" table:number-columns-repeated="2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style-name="ce153"/>
          <table:covered-table-cell table:style-name="ce16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6"/>
          <table:table-cell table:style-name="ce39" office:value-type="string" calcext:value-type="string">
            <text:p>Pseudocode</text:p>
          </table:table-cell>
          <table:table-cell table:style-name="ce121" table:number-columns-repeated="11"/>
          <table:table-cell table:style-name="ce165" table:number-columns-repeated="2"/>
          <table:covered-table-cell table:number-columns-repeated="2" table:style-name="ce165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3" office:value-type="string" calcext:value-type="string">
            <text:p>Texas Hold’em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102"/>
          <table:table-cell table:style-name="ce90" table:number-columns-repeated="2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style-name="ce153"/>
          <table:covered-table-cell table:style-name="ce16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Server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102"/>
          <table:table-cell table:style-name="ce90" table:number-columns-repeated="2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style-name="ce153"/>
          <table:covered-table-cell table:style-name="ce16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27" table:number-columns-repeated="34"/>
        </table:table-row>
        <table:table-row table:style-name="ro2">
          <table:table-cell table:style-name="ce7" office:value-type="string" calcext:value-type="string" table:number-columns-spanned="30" table:number-rows-spanned="1">
            <text:p><text:span text:style-name="T1">⚑</text:span> Planning Complete</text:p>
          </table:table-cell>
          <table:covered-table-cell table:style-name="ce44"/>
          <table:covered-table-cell table:style-name="ce74"/>
          <table:covered-table-cell table:number-columns-repeated="2" table:style-name="ce90"/>
          <table:covered-table-cell table:style-name="ce109"/>
          <table:covered-table-cell table:number-columns-repeated="3" table:style-name="ce90"/>
          <table:covered-table-cell table:style-name="ce109"/>
          <table:covered-table-cell table:style-name="ce74"/>
          <table:covered-table-cell table:number-columns-repeated="2" table:style-name="ce90"/>
          <table:covered-table-cell table:style-name="ce163"/>
          <table:covered-table-cell table:number-columns-repeated="2" table:style-name="ce153"/>
          <table:covered-table-cell table:style-name="ce163"/>
          <table:covered-table-cell table:style-name="ce109"/>
          <table:covered-table-cell table:number-columns-repeated="3" table:style-name="ce90"/>
          <table:covered-table-cell table:style-name="ce109"/>
          <table:covered-table-cell table:number-columns-repeated="3" table:style-name="ce90"/>
          <table:covered-table-cell table:style-name="ce109"/>
          <table:covered-table-cell table:number-columns-repeated="3" table:style-name="ce90"/>
          <table:covered-table-cell table:style-name="ce109"/>
          <table:table-cell table:style-name="ce27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18">
            <text:p>Development</text:p>
          </table:table-cell>
          <table:table-cell table:style-name="ce39" office:value-type="string" calcext:value-type="string">
            <text:p>Prototype Backend</text:p>
          </table:table-cell>
          <table:table-cell table:style-name="ce121" table:number-columns-repeated="11"/>
          <table:table-cell table:style-name="ce165" table:number-columns-repeated="2"/>
          <table:table-cell table:style-name="ce187" office:value-type="string" calcext:value-type="string" table:number-columns-spanned="2" table:number-rows-spanned="18">
            <text:p>Exam Period</text:p>
          </table:table-cell>
          <table:covered-table-cell table:style-name="ce165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4" office:value-type="string" calcext:value-type="string">
            <text:p>Texas Hold’em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/>
          <table:table-cell table:style-name="ce119"/>
          <table:table-cell table:style-name="ce127"/>
          <table:table-cell table:style-name="ce128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mplement CI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2"/>
          <table:table-cell table:style-name="ce102"/>
          <table:table-cell table:style-name="ce131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ntegrate Basics to Android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2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3"/>
          <table:table-cell table:style-name="ce35" office:value-type="string" calcext:value-type="string">
            <text:p>Develop Backend Further</text:p>
          </table:table-cell>
          <table:table-cell table:style-name="ce78"/>
          <table:table-cell table:style-name="ce97" table:number-columns-repeated="10"/>
          <table:table-cell table:style-name="ce167" table:number-columns-repeated="2"/>
          <table:covered-table-cell table:number-columns-repeated="2" table:style-name="ce167"/>
          <table:table-cell table:style-name="ce97" table:number-columns-repeated="12"/>
          <table:table-cell table:style-name="ce198"/>
          <table:table-cell table:style-name="ce18" table:number-columns-repeated="34"/>
        </table:table-row>
        <table:table-row table:style-name="ro1">
          <table:covered-table-cell table:style-name="ce3"/>
          <table:table-cell table:style-name="ce36" office:value-type="string" calcext:value-type="string">
            <text:p>Implement Databases</text:p>
          </table:table-cell>
          <table:table-cell table:style-name="ce80"/>
          <table:table-cell table:style-name="ce99" table:number-columns-repeated="7"/>
          <table:table-cell table:style-name="ce136" table:number-columns-repeated="2"/>
          <table:table-cell table:style-name="ce99"/>
          <table:table-cell table:style-name="ce168" table:number-columns-repeated="2"/>
          <table:covered-table-cell table:number-columns-repeated="2" table:style-name="ce168"/>
          <table:table-cell table:style-name="ce99" table:number-columns-repeated="12"/>
          <table:table-cell table:style-name="ce199"/>
          <table:table-cell table:style-name="ce18" table:number-columns-repeated="34"/>
        </table:table-row>
        <table:table-row table:style-name="ro1">
          <table:covered-table-cell table:style-name="ce3"/>
          <table:table-cell table:style-name="ce36" office:value-type="string" calcext:value-type="string">
            <text:p>Implement Helper Classes</text:p>
          </table:table-cell>
          <table:table-cell table:style-name="ce81"/>
          <table:table-cell table:style-name="ce100" table:number-columns-repeated="7"/>
          <table:table-cell table:style-name="ce147" table:number-columns-repeated="2"/>
          <table:table-cell table:style-name="ce100"/>
          <table:table-cell table:style-name="ce170" table:number-columns-repeated="2"/>
          <table:covered-table-cell table:number-columns-repeated="2" table:style-name="ce170"/>
          <table:table-cell table:style-name="ce100" table:number-columns-repeated="12"/>
          <table:table-cell table:style-name="ce200"/>
          <table:table-cell table:style-name="ce18" table:number-columns-repeated="34"/>
        </table:table-row>
        <table:table-row table:style-name="ro1">
          <table:covered-table-cell table:style-name="ce3"/>
          <table:table-cell table:style-name="ce45" office:value-type="string" calcext:value-type="string">
            <text:p>Development Freeze</text:p>
          </table:table-cell>
          <table:table-cell table:style-name="ce121" table:number-columns-repeated="11"/>
          <table:table-cell table:style-name="ce165" table:number-columns-repeated="2"/>
          <table:covered-table-cell table:number-columns-repeated="2" table:style-name="ce165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46" office:value-type="string" calcext:value-type="string">
            <text:p>Test Texas Hold’em fully</text:p>
          </table:table-cell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51"/>
          <table:table-cell table:style-name="ce154"/>
          <table:table-cell table:style-name="ce171"/>
          <table:table-cell table:style-name="ce184"/>
          <table:covered-table-cell table:number-columns-repeated="2" table:style-name="ce184"/>
          <table:table-cell table:style-name="ce101"/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01" table:number-columns-repeated="2"/>
          <table:table-cell table:style-name="ce114"/>
          <table:table-cell table:style-name="ce18" table:number-columns-repeated="34"/>
        </table:table-row>
        <table:table-row table:style-name="ro1">
          <table:covered-table-cell table:style-name="ce3"/>
          <table:table-cell table:style-name="ce54" office:value-type="string" calcext:value-type="string">
            <text:p>Test databases validation</text:p>
          </table:table-cell>
          <table:table-cell table:style-name="ce88" table:number-columns-repeated="10"/>
          <table:table-cell table:style-name="ce156"/>
          <table:table-cell table:style-name="ce172" table:number-columns-repeated="2"/>
          <table:covered-table-cell table:number-columns-repeated="2" table:style-name="ce172"/>
          <table:table-cell table:style-name="ce88" table:number-columns-repeated="13"/>
          <table:table-cell table:style-name="ce18" table:number-columns-repeated="34"/>
        </table:table-row>
        <table:table-row table:style-name="ro3">
          <table:covered-table-cell table:style-name="ce3"/>
          <table:table-cell table:style-name="ce56" office:value-type="string" calcext:value-type="string">
            <text:p>Ensure backend can work alone</text:p>
          </table:table-cell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51"/>
          <table:table-cell table:style-name="ce154"/>
          <table:table-cell table:style-name="ce171"/>
          <table:table-cell table:style-name="ce184"/>
          <table:covered-table-cell table:number-columns-repeated="2" table:style-name="ce184"/>
          <table:table-cell table:style-name="ce101"/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01" table:number-columns-repeated="2"/>
          <table:table-cell table:style-name="ce114"/>
          <table:table-cell table:style-name="ce18" table:number-columns-repeated="34"/>
        </table:table-row>
        <table:table-row table:style-name="ro1">
          <table:covered-table-cell table:style-name="ce3"/>
          <table:table-cell table:style-name="ce58" office:value-type="string" calcext:value-type="string">
            <text:p>Develop Frontend</text:p>
          </table:table-cell>
          <table:table-cell table:style-name="ce121" table:number-columns-repeated="11"/>
          <table:table-cell table:style-name="ce165" table:number-columns-repeated="2"/>
          <table:covered-table-cell table:number-columns-repeated="2" table:style-name="ce165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61" office:value-type="string" calcext:value-type="string">
            <text:p>Implement Activities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102"/>
          <table:table-cell table:style-name="ce157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3"/>
          <table:table-cell table:style-name="ce61" office:value-type="string" calcext:value-type="string">
            <text:p>Link activities to Backend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/>
          <table:table-cell table:style-name="ce158"/>
          <table:table-cell table:style-name="ce163"/>
          <table:table-cell table:style-name="ce152"/>
          <table:covered-table-cell table:number-columns-repeated="2" table:style-name="ce153"/>
          <table:table-cell table:style-name="ce189"/>
          <table:table-cell table:style-name="ce157" table:number-columns-repeated="2"/>
          <table:table-cell table:style-name="ce90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3"/>
          <table:table-cell table:style-name="ce39" office:value-type="string" calcext:value-type="string">
            <text:p>Develop Server</text:p>
          </table:table-cell>
          <table:table-cell table:style-name="ce121" table:number-columns-repeated="11"/>
          <table:table-cell table:style-name="ce165" table:number-columns-repeated="2"/>
          <table:covered-table-cell table:number-columns-repeated="2" table:style-name="ce165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4" office:value-type="string" calcext:value-type="string">
            <text:p>Basic Connectivity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149"/>
          <table:table-cell table:style-name="ce152" table:number-columns-repeated="2"/>
          <table:table-cell table:style-name="ce163"/>
          <table:table-cell table:style-name="ce185"/>
          <table:covered-table-cell table:number-columns-repeated="2" table:style-name="ce15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3"/>
          <table:table-cell table:style-name="ce34" office:value-type="string" calcext:value-type="string">
            <text:p>Passing Game Data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149"/>
          <table:table-cell table:style-name="ce153" table:number-columns-repeated="2"/>
          <table:table-cell table:style-name="ce173"/>
          <table:table-cell table:style-name="ce152"/>
          <table:covered-table-cell table:number-columns-repeated="2" table:style-name="ce153"/>
          <table:table-cell table:style-name="ce190"/>
          <table:table-cell table:style-name="ce192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3"/>
          <table:table-cell table:style-name="ce63" office:value-type="string" calcext:value-type="string">
            <text:p>Disconnection Tolerance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149"/>
          <table:table-cell table:style-name="ce153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91"/>
          <table:table-cell table:style-name="ce193"/>
          <table:table-cell table:style-name="ce158"/>
          <table:table-cell table:style-name="ce90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Development Complete</text:p>
          </table:table-cell>
          <table:covered-table-cell table:style-name="ce50"/>
          <table:covered-table-cell table:style-name="ce74"/>
          <table:covered-table-cell table:number-columns-repeated="2" table:style-name="ce90"/>
          <table:covered-table-cell table:style-name="ce109"/>
          <table:covered-table-cell table:number-columns-repeated="3" table:style-name="ce90"/>
          <table:covered-table-cell table:style-name="ce109"/>
          <table:covered-table-cell table:style-name="ce149"/>
          <table:covered-table-cell table:number-columns-repeated="2" table:style-name="ce153"/>
          <table:covered-table-cell table:style-name="ce163"/>
          <table:covered-table-cell table:number-columns-repeated="3" table:style-name="ce153"/>
          <table:covered-table-cell table:style-name="ce109"/>
          <table:covered-table-cell table:number-columns-repeated="3" table:style-name="ce90"/>
          <table:covered-table-cell table:style-name="ce109"/>
          <table:covered-table-cell table:number-columns-repeated="3" table:style-name="ce90"/>
          <table:covered-table-cell table:style-name="ce109"/>
          <table:covered-table-cell table:number-columns-repeated="3" table:style-name="ce90"/>
          <table:covered-table-cell table:style-name="ce109"/>
          <table:table-cell table:style-name="ce18" table:number-columns-repeated="34"/>
        </table:table-row>
        <table:table-row table:style-name="ro1">
          <table:table-cell table:style-name="ce13" office:value-type="string" calcext:value-type="string" table:number-columns-spanned="1" table:number-rows-spanned="6">
            <text:p>Review</text:p>
          </table:table-cell>
          <table:table-cell table:style-name="ce68" office:value-type="string" calcext:value-type="string">
            <text:p>User Review + Feedback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table-cell table:style-name="ce186" office:value-type="string" calcext:value-type="string" table:number-columns-spanned="2" table:number-rows-spanned="9">
            <text:p>Exam Period</text:p>
          </table:table-cell>
          <table:covered-table-cell table:style-name="ce153"/>
          <table:table-cell table:style-name="ce109"/>
          <table:table-cell table:style-name="ce74"/>
          <table:table-cell table:style-name="ce194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9"/>
          <table:table-cell table:style-name="ce68" office:value-type="string" calcext:value-type="string">
            <text:p>Code Review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74"/>
          <table:table-cell table:style-name="ce194"/>
          <table:table-cell table:style-name="ce102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9"/>
          <table:table-cell table:style-name="ce70" office:value-type="string" calcext:value-type="string">
            <text:p>Quality Review</text:p>
          </table:table-cell>
          <table:table-cell table:style-name="ce121" table:number-columns-repeated="11"/>
          <table:table-cell table:style-name="ce165" table:number-columns-repeated="2"/>
          <table:covered-table-cell table:number-columns-repeated="2" table:style-name="ce165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9"/>
          <table:table-cell table:style-name="ce71" office:value-type="string" calcext:value-type="string">
            <text:p>Resources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2"/>
          <table:table-cell table:style-name="ce194"/>
          <table:table-cell table:style-name="ce102"/>
          <table:table-cell table:style-name="ce109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9"/>
          <table:table-cell table:style-name="ce71" office:value-type="string" calcext:value-type="string">
            <text:p>UI Intuitiveness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2"/>
          <table:table-cell table:style-name="ce194"/>
          <table:table-cell table:style-name="ce90"/>
          <table:table-cell table:style-name="ce102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9"/>
          <table:table-cell table:style-name="ce71" office:value-type="string" calcext:value-type="string">
            <text:p>Look and Feel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2"/>
          <table:table-cell table:style-name="ce194"/>
          <table:table-cell table:style-name="ce90"/>
          <table:table-cell table:style-name="ce102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table-cell table:style-name="ce13" office:value-type="string" calcext:value-type="string" table:number-columns-spanned="1" table:number-rows-spanned="3">
            <text:p>Polishing Up</text:p>
          </table:table-cell>
          <table:table-cell table:style-name="ce70" office:value-type="string" calcext:value-type="string">
            <text:p>Final Testing</text:p>
          </table:table-cell>
          <table:table-cell table:style-name="ce121" table:number-columns-repeated="11"/>
          <table:table-cell table:style-name="ce165" table:number-columns-repeated="2"/>
          <table:covered-table-cell table:number-columns-repeated="2" table:style-name="ce165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9"/>
          <table:table-cell table:style-name="ce34" office:value-type="string" calcext:value-type="string">
            <text:p>Black Box Testing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3"/>
          <table:table-cell table:style-name="ce109"/>
          <table:table-cell table:style-name="ce194"/>
          <table:table-cell table:style-name="ce117"/>
          <table:table-cell table:style-name="ce150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9"/>
          <table:table-cell table:style-name="ce34" office:value-type="string" calcext:value-type="string">
            <text:p>White Box Testing</text:p>
          </table:table-cell>
          <table:table-cell table:style-name="ce74"/>
          <table:table-cell table:style-name="ce90" table:number-columns-repeated="2"/>
          <table:table-cell table:style-name="ce109"/>
          <table:table-cell table:style-name="ce90" table:number-columns-repeated="3"/>
          <table:table-cell table:style-name="ce109"/>
          <table:table-cell table:style-name="ce74"/>
          <table:table-cell table:style-name="ce90" table:number-columns-repeated="2"/>
          <table:table-cell table:style-name="ce163"/>
          <table:table-cell table:style-name="ce153"/>
          <table:covered-table-cell table:number-columns-repeated="2" table:style-name="ce153"/>
          <table:table-cell table:style-name="ce109"/>
          <table:table-cell table:style-name="ce90" table:number-columns-repeated="3"/>
          <table:table-cell table:style-name="ce109"/>
          <table:table-cell table:style-name="ce194"/>
          <table:table-cell table:style-name="ce117"/>
          <table:table-cell table:style-name="ce150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2">
          <table:table-cell table:style-name="ce4" table:number-columns-spanned="30" table:number-rows-spanned="1"/>
          <table:covered-table-cell table:number-columns-repeated="29"/>
          <table:table-cell table:style-name="ce18" table:number-columns-repeated="34"/>
        </table:table-row>
        <table:table-row table:style-name="ro1">
          <table:table-cell table:style-name="ce15" office:value-type="string" calcext:value-type="string" table:number-columns-spanned="1" table:number-rows-spanned="2">
            <text:p>Parallel</text:p>
          </table:table-cell>
          <table:table-cell table:style-name="ce37" office:value-type="string" calcext:value-type="string">
            <text:p>Interim Report</text:p>
          </table:table-cell>
          <table:table-cell table:style-name="ce90" table:number-columns-repeated="3"/>
          <table:table-cell table:style-name="ce109"/>
          <table:table-cell table:style-name="ce117"/>
          <table:table-cell table:style-name="ce124" table:number-columns-repeated="3"/>
          <table:table-cell table:style-name="ce150"/>
          <table:table-cell table:style-name="ce90"/>
          <table:table-cell table:style-name="ce109"/>
          <table:table-cell table:style-name="ce153" table:number-columns-repeated="4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90" table:number-columns-repeated="3"/>
          <table:table-cell table:style-name="ce109"/>
          <table:table-cell table:style-name="ce18" table:number-columns-repeated="34"/>
        </table:table-row>
        <table:table-row table:style-name="ro1">
          <table:covered-table-cell table:style-name="ce16"/>
          <table:table-cell table:style-name="ce72" office:value-type="string" calcext:value-type="string">
            <text:p>Dissertation</text:p>
          </table:table-cell>
          <table:table-cell table:style-name="ce91" table:number-columns-repeated="3"/>
          <table:table-cell table:style-name="ce115"/>
          <table:table-cell table:style-name="ce91" table:number-columns-repeated="3"/>
          <table:table-cell table:style-name="ce115"/>
          <table:table-cell table:style-name="ce91" table:number-columns-repeated="2"/>
          <table:table-cell table:style-name="ce115"/>
          <table:table-cell table:style-name="ce179" table:number-columns-repeated="4"/>
          <table:table-cell table:style-name="ce115"/>
          <table:table-cell table:style-name="ce91"/>
          <table:table-cell table:style-name="ce117"/>
          <table:table-cell table:style-name="ce124" table:number-columns-repeated="7"/>
          <table:table-cell table:style-name="ce150"/>
          <table:table-cell table:style-name="ce91"/>
          <table:table-cell table:style-name="ce115"/>
          <table:table-cell table:style-name="ce18" table:number-columns-repeated="34"/>
        </table:table-row>
        <table:table-row table:style-name="ro1" table:number-rows-repeated="1540">
          <table:table-cell table:style-name="ce18" table:number-columns-repeated="64"/>
        </table:table-row>
        <table:table-row table:style-name="ro1" table:number-rows-repeated="65">
          <table:table-cell table:number-columns-repeated="30"/>
          <table:table-cell table:style-name="ce18" table:number-columns-repeated="34"/>
        </table:table-row>
        <table:table-row table:style-name="ro1" table:number-rows-repeated="10469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eceff1"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a0c7d9" style:diagonal-bl-tr="none" style:diagonal-tl-br="none" style:text-align-source="fix" style:repeat-content="false" style:vertical-align="middle" loext:vertical-justify="auto"/>
      <style:paragraph-properties fo:text-align="center" css3t:text-justify="auto"/>
      <style:text-properties style:use-window-font-color="true" style:font-name="DejaVu Sans Condensed" fo:font-family="'DejaVu Sans Condensed'" style:font-style-name="Condensed Bold" style:font-family-generic="swiss" style:font-pitch="variable" fo:font-size="11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8bc34a" style:diagonal-bl-tr="none" style:diagonal-tl-br="none" fo:border="0.54pt solid #000000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eceff1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263238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2" style:display-name="Accent 2" style:family="table-cell" style:parent-style-name="Accent">
      <style:table-cell-properties fo:background-color="#455a64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3" style:display-name="Accent 3" style:family="table-cell" style:parent-style-name="Accent">
      <style:table-cell-properties fo:background-color="#607d8b"/>
      <style:text-properties fo:color="#ffffff" style:font-name="DejaVu Sans Condensed1" fo:font-family="'DejaVu Sans Condensed'" style:font-style-name="Condensed" style:font-family-generic="swiss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3:23:49.710306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20-04-23T03:26:48.754910557</dc:date>
    <meta:editing-duration>PT21H25M20S</meta:editing-duration>
    <meta:editing-cycles>19</meta:editing-cycles>
    <meta:generator>LibreOffice/6.4.2.2$Linux_X86_64 LibreOffice_project/40$Build-2</meta:generator>
    <meta:document-statistic meta:table-count="1" meta:cell-count="94" meta:object-count="0"/>
  </office:meta>
</office:document-meta>
</file>